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b9805" officeooo:paragraph-rsid="000b9805"/>
    </style:style>
    <style:style style:name="P2" style:family="paragraph" style:parent-style-name="Standard">
      <style:text-properties officeooo:rsid="000b9805" officeooo:paragraph-rsid="000d2a79"/>
    </style:style>
    <style:style style:name="P3" style:family="paragraph" style:parent-style-name="Standard">
      <style:paragraph-properties fo:text-align="center" style:justify-single-word="false"/>
      <style:text-properties fo:font-weight="bold" officeooo:rsid="000b9805" officeooo:paragraph-rsid="000b9805" style:font-weight-asian="bold" style:font-weight-complex="bold"/>
    </style:style>
    <style:style style:name="P4" style:family="paragraph" style:parent-style-name="Standard">
      <style:text-properties officeooo:rsid="000d2a79" officeooo:paragraph-rsid="000d2a79"/>
    </style:style>
    <style:style style:name="P5" style:family="paragraph" style:parent-style-name="Standard">
      <style:text-properties officeooo:rsid="000d2a79" officeooo:paragraph-rsid="000d2a79" fo:background-color="transparent"/>
    </style:style>
    <style:style style:name="P6" style:family="paragraph" style:parent-style-name="Standard">
      <style:text-properties officeooo:rsid="000e5849" officeooo:paragraph-rsid="000e5849" fo:background-color="transparent"/>
    </style:style>
    <style:style style:name="P7" style:family="paragraph" style:parent-style-name="Standard">
      <style:text-properties officeooo:rsid="000f195b" officeooo:paragraph-rsid="000f195b" fo:background-color="transparent"/>
    </style:style>
    <style:style style:name="P8" style:family="paragraph" style:parent-style-name="Standard">
      <style:text-properties officeooo:rsid="001208e9" officeooo:paragraph-rsid="001208e9" fo:background-color="transparent"/>
    </style:style>
    <style:style style:name="P9" style:family="paragraph" style:parent-style-name="Standard">
      <style:text-properties officeooo:rsid="0012159a" officeooo:paragraph-rsid="0012159a" fo:background-color="transparent"/>
    </style:style>
    <style:style style:name="P10" style:family="paragraph" style:parent-style-name="Standard">
      <style:text-properties officeooo:rsid="0012be3d" officeooo:paragraph-rsid="0012be3d" fo:background-color="transparent"/>
    </style:style>
    <style:style style:name="P11" style:family="paragraph" style:parent-style-name="Standard">
      <style:text-properties officeooo:rsid="00176e2b" officeooo:paragraph-rsid="00176e2b" fo:background-color="transparent"/>
    </style:style>
    <style:style style:name="P12" style:family="paragraph" style:parent-style-name="Standard">
      <style:text-properties officeooo:rsid="0018194c" officeooo:paragraph-rsid="0018194c" fo:background-color="transparent"/>
    </style:style>
    <style:style style:name="P13" style:family="paragraph" style:parent-style-name="Standard">
      <style:text-properties fo:color="#b85c00" loext:opacity="100%" officeooo:rsid="000b9805" officeooo:paragraph-rsid="000b9805" fo:background-color="#ffdbb6"/>
    </style:style>
    <style:style style:name="P14" style:family="paragraph" style:parent-style-name="Standard">
      <style:text-properties fo:color="#b85c00" loext:opacity="100%" officeooo:rsid="000d2a79" officeooo:paragraph-rsid="000d2a79" fo:background-color="#ffdbb6"/>
    </style:style>
    <style:style style:name="P15" style:family="paragraph" style:parent-style-name="Standard">
      <style:text-properties fo:color="#b85c00" loext:opacity="100%" officeooo:rsid="000e5849" officeooo:paragraph-rsid="000e5849" fo:background-color="#ffdbb6"/>
    </style:style>
    <style:style style:name="P16" style:family="paragraph" style:parent-style-name="Standard">
      <style:text-properties fo:color="#b85c00" loext:opacity="100%" officeooo:rsid="000f195b" officeooo:paragraph-rsid="000f195b" fo:background-color="#ffdbb6"/>
    </style:style>
    <style:style style:name="P17" style:family="paragraph" style:parent-style-name="Standard">
      <style:text-properties fo:color="#b85c00" loext:opacity="100%" officeooo:rsid="001208e9" officeooo:paragraph-rsid="001208e9" fo:background-color="#ffdbb6"/>
    </style:style>
    <style:style style:name="P18" style:family="paragraph" style:parent-style-name="Standard">
      <style:text-properties fo:color="#b85c00" loext:opacity="100%" officeooo:rsid="0012159a" officeooo:paragraph-rsid="0012159a" fo:background-color="#ffdbb6"/>
    </style:style>
    <style:style style:name="P19" style:family="paragraph" style:parent-style-name="Standard">
      <style:text-properties fo:color="#b85c00" loext:opacity="100%" officeooo:rsid="000b9805" officeooo:paragraph-rsid="000d2a79" fo:background-color="transparent"/>
    </style:style>
    <style:style style:name="P20" style:family="paragraph" style:parent-style-name="Standard">
      <style:text-properties fo:color="#b85c00" loext:opacity="100%" officeooo:rsid="000b9805" officeooo:paragraph-rsid="000b9805" fo:background-color="transparent"/>
    </style:style>
    <style:style style:name="P21" style:family="paragraph" style:parent-style-name="Standard">
      <style:text-properties fo:color="#b85c00" loext:opacity="100%" officeooo:rsid="000d2a79" officeooo:paragraph-rsid="000d2a79" fo:background-color="transparent"/>
    </style:style>
    <style:style style:name="P22" style:family="paragraph" style:parent-style-name="Standard">
      <style:text-properties fo:color="#b85c00" loext:opacity="100%" officeooo:rsid="000e5849" officeooo:paragraph-rsid="000e5849" fo:background-color="transparent"/>
    </style:style>
    <style:style style:name="P23" style:family="paragraph" style:parent-style-name="Standard">
      <style:text-properties fo:color="#b85c00" loext:opacity="100%" officeooo:rsid="001208e9" officeooo:paragraph-rsid="001208e9" fo:background-color="transparent"/>
    </style:style>
    <style:style style:name="P24" style:family="paragraph" style:parent-style-name="Standard">
      <style:text-properties fo:font-style="italic" officeooo:rsid="0018084c" officeooo:paragraph-rsid="0018084c" fo:background-color="transparent" style:font-style-asian="italic" style:font-style-complex="italic"/>
    </style:style>
    <style:style style:name="T1" style:family="text">
      <style:text-properties officeooo:rsid="000d2a79"/>
    </style:style>
    <style:style style:name="T2" style:family="text">
      <style:text-properties officeooo:rsid="000e5849"/>
    </style:style>
    <style:style style:name="T3" style:family="text">
      <style:text-properties fo:color="#b85c00" loext:opacity="100%"/>
    </style:style>
    <style:style style:name="T4" style:family="text">
      <style:text-properties fo:color="#b85c00" loext:opacity="100%" officeooo:rsid="000e5849"/>
    </style:style>
    <style:style style:name="T5" style:family="text">
      <style:text-properties officeooo:rsid="000f195b"/>
    </style:style>
    <style:style style:name="T6" style:family="text">
      <style:text-properties officeooo:rsid="00100a76"/>
    </style:style>
    <style:style style:name="T7" style:family="text">
      <style:text-properties officeooo:rsid="0012be3d"/>
    </style:style>
    <style:style style:name="T8" style:family="text">
      <style:text-properties officeooo:rsid="00130e60"/>
    </style:style>
    <style:style style:name="T9" style:family="text">
      <style:text-properties officeooo:rsid="0018194c"/>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officeooo:rsid="001a5f88"/>
    </style:style>
    <style:style style:name="T13" style:family="text">
      <style:text-properties officeooo:rsid="001a5f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niLibX</text:p>
      <text:p text:style-name="P1"/>
      <text:p text:style-name="P1">Bibliotheque graphique permettant de creer un logiciel graphique simple. Elle ne contient que des prototypes de fonctions, pas de structure.</text:p>
      <text:p text:style-name="P1"/>
      <text:p text:style-name="P13"># include &lt;mlx.h&gt;</text:p>
      <text:p text:style-name="P1"/>
      <text:p text:style-name="P1">Pour l’utiliser, il est necessaire d’appeler la fonction <text:span text:style-name="T3">mlx_init</text:span>, qui permet de creer une connection entre l’ordinateur et le logiciel graphique. Une fois cette connection realisee, on pourra utiliser les fonctions graphiques de la mlx. La fonction <text:span text:style-name="T4">mlx</text:span><text:span text:style-name="T3">_init</text:span> c<text:span text:style-name="T2">r</text:span>ee cette connection. Elle ne necessite aucun parametre, et elle retourne un pointeur vers la connection. Si elle echoue, alors elle retournera un pointeur NULL.</text:p>
      <text:p text:style-name="P1"/>
      <text:p text:style-name="P13">void<text:tab/>*mlx_init( )</text:p>
      <text:p text:style-name="P20"><text:tab/>return (mlx_connection); ou (NULL);</text:p>
      <text:p text:style-name="P1"/>
      <text:p text:style-name="P1">Pour creer et afficher une fenetre, on utilise la fonction <text:span text:style-name="T3">mlx_new_window</text:span>. Elle prend en parametre le pointeur vers la connection mlx (valeur de retour de <text:span text:style-name="T3">mlx_init</text:span>), deux integers qui correspondent aux dimensions de la fenetre et une chaine de caracteres qui est le nom de la fenetre. Elle retourne un pointeur vers la fenetre. S’il y a echec, le pointeur sera NULL. <text:span text:style-name="T1">L</text:span><text:span text:style-name="T13">a</text:span><text:span text:style-name="T1"> mlx peut gerer plusieurs fenetres a la fois.</text:span></text:p>
      <text:p text:style-name="P1"/>
      <text:p text:style-name="P13">void<text:tab/>*mlx_new_window(void *mlx_connection, int x, int y, char *title)</text:p>
      <text:p text:style-name="P19"><text:tab/>return (mlx_win); ou (NULL);</text:p>
      <text:p text:style-name="P2"/>
      <text:p text:style-name="P4">Pour fermer la fenetre, on utilisera <text:span text:style-name="T3">mlx_clear_window</text:span> et <text:span text:style-name="T3">mlx_destroy_window</text:span> pour vider et supprimer la fenetre. Ces fonctions prennent toutes les deux comme parametres le pointeur vers la connection mlx et le pointeur vers la fenetre. Elles ne retourne<text:span text:style-name="T8">nt</text:span> rien.</text:p>
      <text:p text:style-name="P4"/>
      <text:p text:style-name="P14">void<text:tab/>mlx_clear_window(void *mlx_connection, void *mlx_window)</text:p>
      <text:p text:style-name="P21"><text:tab/>return ;</text:p>
      <text:p text:style-name="P14"/>
      <text:p text:style-name="P14">void<text:tab/>mlx_destroy_window(void *mlx_connection, void *mlx_window)</text:p>
      <text:p text:style-name="P21"><text:tab/>return ;</text:p>
      <text:p text:style-name="P5"/>
      <text:p text:style-name="P5">Pour afficher un pixel dans la fenetre, on appelle la fonction <text:span text:style-name="T3">mlx_pixel_put</text:span>, en lui envoyant en parametres un pointeur vers la fenetre, les coordonnees du pixel et la couleur. Les coordonnees (0, 0) correspondent au pixel en haut a gauche, et (x, y) en bas <text:s/>a droite. Le parametre de couleur est un integer. Toutes les couleurs peuvent etre divisees en 3 couleurs : R, G, B (red, green, blue). <text:span text:style-name="T2">Les 3 valeurs de couleur associees donnent une valeur entre 0 et 255. Cela represente la quantite de chaque couleur il faut pour creer la couleur que l’on veut.</text:span></text:p>
      <text:p text:style-name="P5"/>
      <text:p text:style-name="P15">int<text:tab/>mlx_pixel_put(void *mlx_connection, <text:s/>void *mlx_win, int x, int y, int color)</text:p>
      <text:p text:style-name="P6"/>
      <text:p text:style-name="P6">Pour creer une image dans la memoire, on appelle la fonction <text:span text:style-name="T3">mlx_new_image</text:span>. Elle retourne un pointeur vers la zone de memoire de l’image. Elle prend en parametre les dimensions de l’image et le pointeur de connection mlx.</text:p>
      <text:p text:style-name="P6"/>
      <text:p text:style-name="P15">void<text:tab/>*mlx_new_image(void *mlx_connection, int width, int height)</text:p>
      <text:p text:style-name="P22"><text:tab/>return (mlx_image); ou (NULL);</text:p>
      <text:p text:style-name="P6"/>
      <text:p text:style-name="P6"><text:soft-page-break/>Puis, pour afficher l’image en memoire, il faut l’envoyer a la fenetre avec la fonction <text:span text:style-name="T3">mlx_put_image_to_window</text:span>. <text:span text:style-name="T5">Elle prend en parametres le pointeur de connection, le pointeur de fenetre, le pointeur d’image ainsi que des coordonnees x et y definissant l’emplacement de l’image dans la fenetre.</text:span></text:p>
      <text:p text:style-name="P6"/>
      <text:p text:style-name="P16">int<text:tab/>mlx_put_image_to_window(void *mlx_connection, <text:span text:style-name="T6">void *mlx_win, void *mlx_image, int <text:tab/><text:tab/><text:tab/><text:tab/><text:tab/>x, int y)</text:span></text:p>
      <text:p text:style-name="P7"/>
      <text:p text:style-name="P8">Pour recuperer des informations sur l’image qui a ete creee (dans le but de la modifier plus tard), on peut utiliser la fonction <text:span text:style-name="T3">mlx_get_data_addr</text:span>. Elle prend en parametre le pointeur vers l’image, un integer du nombre de bits necessaires pour representer un pixel en couleur (ca correspond a la profondeur de l’image), la size_line corres<text:span text:style-name="T7">p</text:span>ond au nombre d’octets necessaires pour stocker en memoire une ligne de l’image <text:s/>(c’est une information necessaire pour savoir quand passer d’une ligne a l’autre), et un integer endian qui sera egal a 0 (petit endian) ou 1 (grand endian). La fonction retourne une chaine de caracteres designant la zone de memoire ou l’image est stockee.</text:p>
      <text:p text:style-name="P8"/>
      <text:p text:style-name="P17">char<text:tab/>*mlx_get_data_addr(void *mlx_img, int *bit_per_pixel, int *size_line, int *endian)</text:p>
      <text:p text:style-name="P23"><text:tab/>return (zone_stockage_image);</text:p>
      <text:p text:style-name="P8"/>
      <text:p text:style-name="P9">On peut detruire l’image avec la fonction <text:span text:style-name="T3">mlx_destroy_image</text:span>.</text:p>
      <text:p text:style-name="P9"/>
      <text:p text:style-name="P18">int<text:tab/>mlx_destroy_image(void *mlx_connection, void *mlx_image)</text:p>
      <text:p text:style-name="P9"/>
      <text:p text:style-name="P9">Appuyer sur une touche du clavier, bouger la souris ou cliquer, tous ces evenements peuvent etre recus comme ordres au logiciel. Pour recevoir ces evenements, on utilise la fonction <text:span text:style-name="T3">mlx_loop</text:span>. Cette fonction ne retourne jamais, elle tourne en permanence pour etre receptive aux evenements. Lors d’un evenements, <text:span text:style-name="T3">mlx_loop</text:span> appelle une sous-fonction, definie par l’utilisateur. Pour <text:span text:style-name="T3">mlx_loop</text:span>, l’unique parametre necessaire est la connection mlx.</text:p>
      <text:p text:style-name="P9"/>
      <text:p text:style-name="P18">int<text:tab/>mlx_loop(void *mlx_connection)</text:p>
      <text:p text:style-name="P9"/>
      <text:p text:style-name="P10">De la meme facon, les fonctions <text:span text:style-name="T3">mlx_key_hook</text:span>, <text:span text:style-name="T3">mlx_mouse_hook</text:span> et <text:span text:style-name="T3">mlx_expose_hook</text:span> sont des fonctions qui contiennent en parametre un pointeur vers la fonction definie par l’utilisateur, qui sera appelee en reponse a, respectivement, une touche de clavier (key), un clic de souris (mouse), ou une partie de la fenetre doit etre redessinee (expose).</text:p>
      <text:p text:style-name="P10"/>
      <text:p text:style-name="P11">Pour ces fonctions hook, on y envoie en parametres par exemple l’evenement nomme ButtonPress pour la souris (= le clic) et ButtonPressMask : le masque correspond a un filtre qui permet de dire au systeme X11 que l’on veut etre notifie lorsque l’evenement “clic” se produit.</text:p>
      <text:p text:style-name="P11"/>
      <text:p text:style-name="P24">Pou<text:span text:style-name="T9">rquoi une couleur RGB codee en hexadecimale est-elle un unsigned integer ?</text:span></text:p>
      <text:p text:style-name="P12">Une couleur est representee par 3 composantes : rouge (Red), vert (Green) et bleu (Blue). Chacune est composee de 8 bits de memoire, de valeur 0 a 255, ou en hexadecimale par exemple pour rouge : 0xFF ou 0x00. En hexadecimale, on peut combiner les 3 composantes pour former une unique valeur de (8 x 3 =) 24 bits : 0xRRGGBB.</text:p>
      <text:p text:style-name="P12">Un unsigned int est un entier positif. Un entier de 24 bits peut representer les nombres de 0 a 16’777’215 (2<text:span text:style-name="T10">24</text:span><text:span text:style-name="T11"> - 1). Ce nombre correspond precisement au nombre de combinaisons possibles de code des 3 couleurs R, G et B. </text:span><text:span text:style-name="T12">D</text:span><text:span text:style-name="T11">onc l’unsigned integer est le type ideal pour coder une couleur.</text:span></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3:05:17.012236301</meta:creation-date>
    <dc:date>2024-12-16T17:42:59.015523859</dc:date>
    <meta:editing-duration>PT37M10S</meta:editing-duration>
    <meta:editing-cycles>4</meta:editing-cycles>
    <meta:generator>LibreOffice/7.3.7.2$Linux_X86_64 LibreOffice_project/30$Build-2</meta:generator>
    <meta:document-statistic meta:table-count="0" meta:image-count="0" meta:object-count="0" meta:page-count="2" meta:paragraph-count="33" meta:word-count="868" meta:character-count="5593" meta:non-whitespace-character-count="4744"/>
  </office:meta>
</office:document-meta>
</file>